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1a84b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8b24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8b24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76d54" officeooo:paragraph-rsid="00476d54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76d54" officeooo:paragraph-rsid="00476d54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41a84b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/>
      <style:text-properties style:font-name="Liberation Sans" fo:font-size="14pt" fo:font-weight="normal" officeooo:rsid="00476d54" officeooo:paragraph-rsid="00476d54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48b24" officeooo:paragraph-rsid="00448b24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1a84b" officeooo:paragraph-rsid="0041a84b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76d54" officeooo:paragraph-rsid="00476d54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2">
      <style:paragraph-properties fo:line-height="150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2">
      <style:paragraph-properties fo:line-height="150%"/>
      <style:text-properties style:font-name="Liberation Sans" fo:font-size="14pt" officeooo:paragraph-rsid="00476d54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officeooo:rsid="0048e4e1"/>
    </style:style>
    <style:style style:name="T5" style:family="text">
      <style:text-properties officeooo:rsid="0041a84b"/>
    </style:style>
    <style:style style:name="T6" style:family="text">
      <style:text-properties officeooo:rsid="00448b2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48b24" style:font-weight-asian="normal" style:font-weight-complex="normal"/>
    </style:style>
    <style:style style:name="T9" style:family="text">
      <style:text-properties officeooo:rsid="0045d7ce"/>
    </style:style>
    <style:style style:name="T10" style:family="text">
      <style:text-properties officeooo:rsid="00476d54"/>
    </style:style>
    <style:style style:name="T11" style:family="text">
      <style:text-properties officeooo:rsid="004a8fc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6">s</text:span><text:span text:style-name="T7"> : </text:span><text:span text:style-name="T8">N</text:span><text:span text:style-name="T7">otions </text:span><text:span text:style-name="T8">et notations </text:span><text:span text:style-name="T7">de géométrie plane</text:span></text:p>
      <text:list xml:id="list1448215814" text:style-name="L1">
        <text:list-item>
          <text:p text:style-name="P4">Droites sécantes</text:p>
        </text:list-item>
        <text:list-item>
          <text:p text:style-name="P4">Droites parallèles</text:p>
        </text:list-item>
        <text:list-item>
          <text:p text:style-name="P6">Propriétés liant droites perpendiculaires et parallèles</text:p>
        </text:list-item>
      </text:list>
      <text:h text:style-name="P3" text:outline-level="1">Déroulé</text:h>
      <text:list xml:id="list469043811" text:style-name="L2">
        <text:list-item>
          <text:p text:style-name="P10">Questions flash</text:p>
          <text:p text:style-name="P5">Sur ardoise : Contrôle de la maitrise des notions revues au précédent cours</text:p>
          <text:p text:style-name="P8"/>
        </text:list-item>
        <text:list-item>
          <text:p text:style-name="P11">C<text:span text:style-name="T6">orrection du TaF</text:span></text:p>
          <text:p text:style-name="P8"/>
        </text:list-item>
        <text:list-item>
          <text:p text:style-name="P10">Cours</text:p>
          <text:p text:style-name="P5">Vocabulaire et notation associés aux notions données en objectif. <text:span text:style-name="T4">Distribué sur poly.</text:span></text:p>
          <text:p text:style-name="P5"/>
        </text:list-item>
        <text:list-item>
          <text:p text:style-name="P12">Exercices d’application en cours</text:p>
          <text:p text:style-name="P14"><text:span text:style-name="T9">ex. 26 p. 219 </text:span><text:span text:style-name="T10">(distance d’un point à une droite) – </text:span><text:span text:style-name="T11">Corrigé en cours</text:span></text:p>
          <text:p text:style-name="P14"><text:span text:style-name="T9">e</text:span><text:span text:style-name="T10">x.</text:span><text:span text:style-name="T9"> 32 p. 219 </text:span><text:span text:style-name="T10">(construction de droites parallèles ; points d’intersection de droites sécantes)</text:span></text:p>
          <text:p text:style-name="P7"><text:span text:style-name="T9">ex. 43 p. 221 </text:span>(distance d’un point à une droite)</text:p>
          <text:p text:style-name="P5"/>
        </text:list-item>
        <text:list-item>
          <text:p text:style-name="P13">TaF</text:p>
          <text:p text:style-name="P9">Finir les exercices <text:span text:style-name="T11">32 et 43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22">
      <number:month number:calendar="jewish" number:style="long" number:textual="true"/>
    </number:date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year number:calendar="jewish"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month number:calendar="jewish" number:style="long" number:textual="true"/>
      <number:text> </number:text>
      <number:day number:calendar="jewish"/>
    </number:dat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48e4e1"/>
    </style:style>
    <style:style style:name="MT5" style:family="text">
      <style:text-properties officeooo:rsid="0041a84b"/>
    </style:style>
    <style:style style:name="MT6" style:family="text">
      <style:text-properties officeooo:rsid="00448b2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– <text:span text:style-name="MT3">Géométrie plane</text:span><text:tab/><text:span text:style-name="MT2">Séance </text:span><text:span text:style-name="MT4">3</text:span><text:span text:style-name="MT5"> - </text:span><text:span text:style-name="MT6">2</text:span><text:span text:style-name="MT4">5</text:span><text:span text:style-name="MT5">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1T22:04:55.042134107</dc:date>
    <meta:editing-duration>PT9H5M45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25" meta:character-count="683" meta:non-whitespace-character-count="591"/>
  </office:meta>
</office:document-meta>
</file>